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oltage regulator (MCP1702) power dissipation calculations </text:h>
      <text:p text:style-name="Standard"/>
      <text:h text:style-name="Heading_20_3" text:outline-level="3">Under worst possible conditions :</text:h>
      <text:p text:style-name="Standard">Delta V max = (Vin max – Vout min)</text:p>
      <text:p text:style-name="Standard">= 5.25 (USB spec) – 2.31(from MCP1702 datasheet)</text:p>
      <text:p text:style-name="Standard">=2.94 V</text:p>
      <text:p text:style-name="Standard"/>
      <text:p text:style-name="Standard">Max case temperature = 150 degrees C (from datasheet)</text:p>
      <text:p text:style-name="Standard">Thermal resistance junction to ambient (JA) for TO-92= 131.9 degrees C/W (from datasheet)</text:p>
      <text:p text:style-name="Standard">Thermal resistance junction to ambient (JA) for SOT23A = 336 degrees C/W (from datasheet)</text:p>
      <text:p text:style-name="Standard">Thermal resistance junction to ambient (JA) for SOT-89 JA=52 degrees C/W (from datasheet)</text:p>
      <text:p text:style-name="Standard"/>
      <text:p text:style-name="Standard">T ambient max = 50 degrees C </text:p>
      <text:p text:style-name="Standard"/>
      <text:p text:style-name="Standard">Junction T max = (Thermal resistance (JA) x Power Dissipation (max)) + T ambient max)</text:p>
      <text:p text:style-name="Standard">P dissipation max = (T case max – T ambient max)/thermal resistance (JA)</text:p>
      <text:p text:style-name="Standard"/>
      <text:p text:style-name="Standard">I max (SOT23A) = PD max / delta V max</text:p>
      <text:p text:style-name="Standard"/>
      <text:p text:style-name="P1">I max (T0-92) = ((150-50)/131.9)/2.94 = 258 mA</text:p>
      <text:p text:style-name="P1">I max (SOT23A) = ((150-50)/336)/2.94 <text:s/>= 101mA (for SOT23A)</text:p>
      <text:p text:style-name="P1">I max (SOT-89) = ((150-50)/52)/2.94 = 654mA </text:p>
      <text:p text:style-name="P1"/>
      <text:p text:style-name="P1">12V supply – spec for up to 13V</text:p>
      <text:p text:style-name="P3">Delta B = 13-2.31 = 10.7V</text:p>
      <text:p text:style-name="P3">I max (SOT-89) = ((150-50)/52)/10.7V = 17.97mA</text:p>
      <text:p text:style-name="P3"/>
      <text:p text:style-name="P3">openenergymonitor.org </text:p>
      <text:p text:style-name="P3">15/0912 </text:p>
      <text:p text:style-name="P1"/>
      <text:p text:style-name="Standard"/>
      <text:p text:style-name="Standard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yn Hudson</meta:initial-creator>
    <meta:creation-date>2012-08-09T22:10:25</meta:creation-date>
    <dc:date>2012-09-15T15:49:36</dc:date>
    <dc:creator>Glyn Hudson</dc:creator>
    <meta:editing-duration>PT1H9M31S</meta:editing-duration>
    <meta:editing-cycles>7</meta:editing-cycles>
    <meta:generator>LibreOffice/3.5$Linux_x86 LibreOffice_project/350m1$Build-2</meta:generator>
    <meta:document-statistic meta:table-count="0" meta:image-count="0" meta:object-count="0" meta:page-count="1" meta:paragraph-count="21" meta:word-count="171" meta:character-count="1004" meta:non-whitespace-character-count="848"/>
  </office:meta>
</office:document-meta>
</file>